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3cm"/>
    </style:style>
    <style:style style:name="co2" style:family="table-column">
      <style:table-column-properties fo:break-before="auto" style:column-width="2.748cm"/>
    </style:style>
    <style:style style:name="co3" style:family="table-column">
      <style:table-column-properties fo:break-before="auto" style:column-width="0.644cm"/>
    </style:style>
    <style:style style:name="co4" style:family="table-column">
      <style:table-column-properties fo:break-before="auto" style:column-width="1.766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3.4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2.318cm"/>
    </style:style>
    <style:style style:name="co10" style:family="table-column">
      <style:table-column-properties fo:break-before="auto" style:column-width="0.736cm"/>
    </style:style>
    <style:style style:name="co11" style:family="table-column">
      <style:table-column-properties fo:break-before="auto" style:column-width="3.701cm"/>
    </style:style>
    <style:style style:name="co12" style:family="table-column">
      <style:table-column-properties fo:break-before="auto" style:column-width="1.903cm"/>
    </style:style>
    <style:style style:name="co13" style:family="table-column">
      <style:table-column-properties fo:break-before="auto" style:column-width="2.6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6">
      <style:table-cell-properties style:text-align-source="fix" style:repeat-content="false" style:vertical-align="middle"/>
      <style:paragraph-properties fo:text-align="end" fo:margin-left="0cm"/>
    </style:style>
    <style:style style:name="ce10" style:family="table-cell" style:parent-style-name="Default" style:data-style-name="N106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6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1"/>
        <table:table-column table:style-name="co8" table:default-cell-style-name="ce11"/>
        <table:table-column table:style-name="co9" table:default-cell-style-name="ce10"/>
        <table:table-column table:style-name="co10" table:default-cell-style-name="ce14"/>
        <table:table-column table:style-name="co4" table:default-cell-style-name="ce8"/>
        <table:table-column table:style-name="co5" table:default-cell-style-name="ce8"/>
        <table:table-column table:style-name="co11" table:default-cell-style-name="ce8"/>
        <table:table-column table:style-name="co7" table:default-cell-style-name="ce11"/>
        <table:table-column table:style-name="co12" table:default-cell-style-name="ce11"/>
        <table:table-column table:style-name="co13" table:default-cell-style-name="ce10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LiPo-Charger MultiBoard</text:p>
          </table:table-cell>
          <table:covered-table-cell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16" table:number-rows-spanned="1">
            <text:p>Parts calculation</text:p>
          </table:table-cell>
          <table:covered-table-cell table:number-columns-repeated="15"/>
          <table:table-cell table:number-columns-repeated="1008"/>
        </table:table-row>
        <table:table-row table:style-name="ro2">
          <table:table-cell table:style-name="ce3" office:value-type="string" calcext:value-type="string">
            <text:p>Last Update:</text:p>
          </table:table-cell>
          <table:table-cell table:style-name="ce8" office:value-type="string" calcext:value-type="string">
            <text:p>2014/11/2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No. of Charger Boards: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4" office:value-type="string" calcext:value-type="string">
            <text:p>No. of Supply Boards: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Type</text:p>
          </table:table-cell>
          <table:table-cell table:style-name="ce5"/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# ordered</text:p>
          </table:table-cell>
          <table:table-cell table:style-name="ce5" office:value-type="string" calcext:value-type="string">
            <text:p>Farnell Order No.</text:p>
          </table:table-cell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Total</text:p>
          </table:table-cell>
          <table:table-cell table:style-name="ce13" office:value-type="string" calcext:value-type="string">
            <text:p>Toal ordered</text:p>
          </table:table-cell>
          <table:table-cell table:style-name="ce13"/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# ordered</text:p>
          </table:table-cell>
          <table:table-cell table:style-name="ce5" office:value-type="string" calcext:value-type="string">
            <text:p>Reichelt Order No.</text:p>
          </table:table-cell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Total</text:p>
          </table:table-cell>
          <table:table-cell table:style-name="ce13" office:value-type="string" calcext:value-type="string">
            <text:p>Total ordered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Pinheader Male</text:p>
          </table:table-cell>
          <table:table-cell office:value-type="string" calcext:value-type="string">
            <text:p>2.54“ RM, THT</text:p>
          </table:table-cell>
          <table:table-cell/>
          <table:table-cell table:formula="of:=(ROUNDUP([.$B$5]/10+[.$B$6]/10))*50" office:value-type="float" office:value="1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93428" calcext:value-type="float">
            <text:p>1593428</text:p>
          </table:table-cell>
          <table:table-cell table:formula="of:=IF([.D9]&lt;100;0.0732;IF([.D9]&lt;500;0.0541;IF([.D9]&lt;1000;0.0473;0.0357)))" office:value-type="currency" office:currency="EUR" office:value="0.0541" calcext:value-type="currency">
            <text:p/>
          </table:table-cell>
          <table:table-cell table:style-name="ce10" table:formula="of:=[.D9]*[.G9]" office:value-type="currency" office:currency="EUR" office:value="5.41" calcext:value-type="currency">
            <text:p/>
          </table:table-cell>
          <table:table-cell table:formula="of:=[.E9]*[.G9]" office:value-type="currency" office:currency="EUR" office:value="0" calcext:value-type="currency">
            <text:p/>
          </table:table-cell>
          <table:table-cell/>
          <table:table-cell table:formula="of:=ROUNDUP([.$B$5]/2+[.$B$6]/2)" office:value-type="float" office:value="10" calcext:value-type="float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 1X40W 2,54</text:p>
          </table:table-cell>
          <table:table-cell office:value-type="currency" office:currency="EUR" office:value="0.3" calcext:value-type="currency">
            <text:p>0.3</text:p>
          </table:table-cell>
          <table:table-cell table:formula="of:=[.K9]*[.N9]" office:value-type="currency" office:currency="EUR" office:value="3" calcext:value-type="currency">
            <text:p/>
          </table:table-cell>
          <table:table-cell table:formula="of:=[.L9]*[.N9]" office:value-type="currency" office:currency="EUR" office:value="3" calcext:value-type="currency">
            <text:p/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inheader Female</text:p>
          </table:table-cell>
          <table:table-cell office:value-type="string" calcext:value-type="string">
            <text:p>2,54“ RM, THT</text:p>
          </table:table-cell>
          <table:table-cell/>
          <table:table-cell table:formula="of:=(ROUNDUP([.$B$5]/2+[.$B$6]/2))*10" office:value-type="float" office:value="1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804766" calcext:value-type="float">
            <text:p>1804766</text:p>
          </table:table-cell>
          <table:table-cell table:formula="of:=IF([.D10]&lt;100;0.551;IF([.D10]&lt;500;0.437;IF([.D10]&lt;1000;0.324;0.311)))" office:value-type="currency" office:currency="EUR" office:value="0.437" calcext:value-type="currency">
            <text:p/>
          </table:table-cell>
          <table:table-cell table:style-name="ce10" table:formula="of:=[.D10]*[.G10]" office:value-type="currency" office:currency="EUR" office:value="43.7" calcext:value-type="currency">
            <text:p/>
          </table:table-cell>
          <table:table-cell table:formula="of:=[.E10]*[.G10]" office:value-type="currency" office:currency="EUR" office:value="0" calcext:value-type="currency">
            <text:p/>
          </table:table-cell>
          <table:table-cell/>
          <table:table-cell table:formula="of:=[.$B$5]+[.$B$6]" office:value-type="float" office:value="20" calcext:value-type="float">
            <text:p/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 1X20W8 2,54</text:p>
          </table:table-cell>
          <table:table-cell office:value-type="currency" office:currency="EUR" office:value="0.46" calcext:value-type="currency">
            <text:p>0.46</text:p>
          </table:table-cell>
          <table:table-cell table:formula="of:=[.K10]*[.N10]" office:value-type="currency" office:currency="EUR" office:value="9.2" calcext:value-type="currency">
            <text:p/>
          </table:table-cell>
          <table:table-cell table:formula="of:=[.L10]*[.N10]" office:value-type="currency" office:currency="EUR" office:value="9.2" calcext:value-type="currency">
            <text:p/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istor 5k6</text:p>
          </table:table-cell>
          <table:table-cell office:value-type="string" calcext:value-type="string">
            <text:p>SMD 1206</text:p>
          </table:table-cell>
          <table:table-cell/>
          <table:table-cell table:formula="of:=ROUNDUP([.$B$5]/25)*50" office:value-type="float" office:value="50" calcext:value-type="float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9236864" calcext:value-type="float">
            <text:p>9236864</text:p>
          </table:table-cell>
          <table:table-cell table:formula="of:=IF([.D11]&lt;1000;0.0093;0.0072)" office:value-type="currency" office:currency="EUR" office:value="0.0093" calcext:value-type="currency">
            <text:p/>
          </table:table-cell>
          <table:table-cell table:style-name="ce10" table:formula="of:=[.D11]*[.G11]" office:value-type="currency" office:currency="EUR" office:value="0.465" calcext:value-type="currency">
            <text:p/>
          </table:table-cell>
          <table:table-cell table:formula="of:=[.E11]*[.G11]" office:value-type="currency" office:currency="EUR" office:value="0.465" calcext:value-type="currency">
            <text:p/>
          </table:table-cell>
          <table:table-cell/>
          <table:table-cell table:formula="of:=[.$B$5]*2" office:value-type="float" office:value="2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D 1/4W 5,6K</text:p>
          </table:table-cell>
          <table:table-cell table:formula="of:=IF([.K11]&lt;10;0.103;IF([.K11]&lt;100;0.082;0.026))" office:value-type="currency" office:currency="EUR" office:value="0.082" calcext:value-type="currency">
            <text:p/>
          </table:table-cell>
          <table:table-cell table:formula="of:=[.K11]*[.N11]" office:value-type="currency" office:currency="EUR" office:value="1.64" calcext:value-type="currency">
            <text:p/>
          </table:table-cell>
          <table:table-cell table:formula="of:=[.L11]*[.N11]" office:value-type="currency" office:currency="EUR" office:value="0" calcext:value-type="currency">
            <text:p/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istor 1k8</text:p>
          </table:table-cell>
          <table:table-cell office:value-type="string" calcext:value-type="string">
            <text:p>SMD 1206</text:p>
          </table:table-cell>
          <table:table-cell/>
          <table:table-cell table:formula="of:=(ROUNDUP([.$B$5]/25+[.$B$6]/25))*50" office:value-type="float" office:value="50" calcext:value-type="float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139458" calcext:value-type="float">
            <text:p>2139458</text:p>
          </table:table-cell>
          <table:table-cell table:formula="of:=IF([.D12]&lt;250;0.01;IF([.D12]&lt;500;0.009;0.007))" office:value-type="currency" office:currency="EUR" office:value="0.01" calcext:value-type="currency">
            <text:p/>
          </table:table-cell>
          <table:table-cell table:style-name="ce10" table:formula="of:=[.D12]*[.G12]" office:value-type="currency" office:currency="EUR" office:value="0.5" calcext:value-type="currency">
            <text:p/>
          </table:table-cell>
          <table:table-cell table:formula="of:=[.E12]*[.G12]" office:value-type="currency" office:currency="EUR" office:value="0.5" calcext:value-type="currency">
            <text:p/>
          </table:table-cell>
          <table:table-cell/>
          <table:table-cell table:formula="of:=[.$B$5]*2+[.$B$6]*2" office:value-type="float" office:value="4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D 1/4W 1,8K</text:p>
          </table:table-cell>
          <table:table-cell table:formula="of:=IF([.K12]&lt;10;0.103;IF([.K12]&lt;100;0.082;0.026))" office:value-type="currency" office:currency="EUR" office:value="0.082" calcext:value-type="currency">
            <text:p/>
          </table:table-cell>
          <table:table-cell table:formula="of:=[.K12]*[.N12]" office:value-type="currency" office:currency="EUR" office:value="3.28" calcext:value-type="currency">
            <text:p/>
          </table:table-cell>
          <table:table-cell table:formula="of:=[.L12]*[.N12]" office:value-type="currency" office:currency="EUR" office:value="0" calcext:value-type="currency">
            <text:p/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istor 470R</text:p>
          </table:table-cell>
          <table:table-cell office:value-type="string" calcext:value-type="string">
            <text:p>SMD 1206</text:p>
          </table:table-cell>
          <table:table-cell/>
          <table:table-cell table:formula="of:=ROUNDUP([.$B$5]/25+[.$B$6]/50)*50" office:value-type="float" office:value="50" calcext:value-type="float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9240489" calcext:value-type="float">
            <text:p>9240489</text:p>
          </table:table-cell>
          <table:table-cell table:formula="of:=IF([.D13]&lt;50;0.019;IF([.D13]&lt;100;0.017;IF([.D13]&lt;500;0.015;0.012)))" office:value-type="currency" office:currency="EUR" office:value="0.017" calcext:value-type="currency">
            <text:p/>
          </table:table-cell>
          <table:table-cell table:style-name="ce10" table:formula="of:=[.D13]*[.G13]" office:value-type="currency" office:currency="EUR" office:value="0.85" calcext:value-type="currency">
            <text:p/>
          </table:table-cell>
          <table:table-cell table:formula="of:=[.E13]*[.G13]" office:value-type="currency" office:currency="EUR" office:value="0.85" calcext:value-type="currency">
            <text:p/>
          </table:table-cell>
          <table:table-cell/>
          <table:table-cell table:formula="of:=[.$B$5]*2+[.$B$6]" office:value-type="float" office:value="3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D 1/4W 470</text:p>
          </table:table-cell>
          <table:table-cell table:formula="of:=IF([.K13]&lt;10;0.103;IF([.K13]&lt;100;0.082;0.026))" office:value-type="currency" office:currency="EUR" office:value="0.082" calcext:value-type="currency">
            <text:p/>
          </table:table-cell>
          <table:table-cell table:formula="of:=[.K13]*[.N13]" office:value-type="currency" office:currency="EUR" office:value="2.46" calcext:value-type="currency">
            <text:p/>
          </table:table-cell>
          <table:table-cell table:formula="of:=[.L13]*[.N13]" office:value-type="currency" office:currency="EUR" office:value="0" calcext:value-type="currency">
            <text:p/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D red</text:p>
          </table:table-cell>
          <table:table-cell office:value-type="string" calcext:value-type="string">
            <text:p>SMD 1206</text:p>
          </table:table-cell>
          <table:table-cell/>
          <table:table-cell table:formula="of:=[.$B$5]*2" office:value-type="float" office:value="20" calcext:value-type="float">
            <text:p/>
          </table:table-cell>
          <table:table-cell office:value-type="float" office:value="20" calcext:value-type="float">
            <text:p>20</text:p>
          </table:table-cell>
          <table:table-cell office:value-type="float" office:value="2099245" calcext:value-type="float">
            <text:p>2099245</text:p>
          </table:table-cell>
          <table:table-cell table:formula="of:=IF([.D14]&lt;25;0.0811;IF([.D14]&lt;50;0.078;IF([.D14]&lt;100;0.0759;0.0714)))" office:value-type="currency" office:currency="EUR" office:value="0.0811" calcext:value-type="currency">
            <text:p/>
          </table:table-cell>
          <table:table-cell table:style-name="ce10" table:formula="of:=[.D14]*[.G14]" office:value-type="currency" office:currency="EUR" office:value="1.622" calcext:value-type="currency">
            <text:p/>
          </table:table-cell>
          <table:table-cell table:formula="of:=[.E14]*[.G14]" office:value-type="currency" office:currency="EUR" office:value="1.622" calcext:value-type="currency">
            <text:p/>
          </table:table-cell>
          <table:table-cell/>
          <table:table-cell table:formula="of:=[.$B$5]*2" office:value-type="float" office:value="2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D-LED 1206 RT</text:p>
          </table:table-cell>
          <table:table-cell office:value-type="currency" office:currency="EUR" office:value="0.11" calcext:value-type="currency">
            <text:p>0.11</text:p>
          </table:table-cell>
          <table:table-cell table:formula="of:=[.K14]*[.N14]" office:value-type="currency" office:currency="EUR" office:value="2.2" calcext:value-type="currency">
            <text:p/>
          </table:table-cell>
          <table:table-cell table:formula="of:=[.L14]*[.N14]" office:value-type="currency" office:currency="EUR" office:value="0" calcext:value-type="currency">
            <text:p/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D green</text:p>
          </table:table-cell>
          <table:table-cell office:value-type="string" calcext:value-type="string">
            <text:p>SMD 1206</text:p>
          </table:table-cell>
          <table:table-cell/>
          <table:table-cell table:formula="of:=[.$B$6]" office:value-type="float" office:value="10" calcext:value-type="float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2099247" calcext:value-type="float">
            <text:p>2099247</text:p>
          </table:table-cell>
          <table:table-cell table:formula="of:=IF([.D15]&lt;25;0.0686;IF([.D15]&lt;50;0.0655;IF([.D15]&lt;100;0.0634;0.0603)))" office:value-type="currency" office:currency="EUR" office:value="0.0686" calcext:value-type="currency">
            <text:p/>
          </table:table-cell>
          <table:table-cell table:style-name="ce10" table:formula="of:=[.D15]*[.G15]" office:value-type="currency" office:currency="EUR" office:value="0.686" calcext:value-type="currency">
            <text:p/>
          </table:table-cell>
          <table:table-cell table:formula="of:=[.E15]*[.G15]" office:value-type="currency" office:currency="EUR" office:value="0.686" calcext:value-type="currency">
            <text:p/>
          </table:table-cell>
          <table:table-cell/>
          <table:table-cell table:formula="of:=[.$B$6]" office:value-type="float" office:value="1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D-LED 1206 GN</text:p>
          </table:table-cell>
          <table:table-cell office:value-type="currency" office:currency="EUR" office:value="0.1" calcext:value-type="currency">
            <text:p>0.1</text:p>
          </table:table-cell>
          <table:table-cell table:formula="of:=[.K15]*[.N15]" office:value-type="currency" office:currency="EUR" office:value="1" calcext:value-type="currency">
            <text:p/>
          </table:table-cell>
          <table:table-cell table:formula="of:=[.L15]*[.N15]" office:value-type="currency" office:currency="EUR" office:value="0" calcext:value-type="currency">
            <text:p/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CP73832T</text:p>
          </table:table-cell>
          <table:table-cell office:value-type="string" calcext:value-type="string">
            <text:p>SOT-23</text:p>
          </table:table-cell>
          <table:table-cell/>
          <table:table-cell table:formula="of:=[.$B$5]*2" office:value-type="float" office:value="20" calcext:value-type="float">
            <text:p/>
          </table:table-cell>
          <table:table-cell office:value-type="float" office:value="20" calcext:value-type="float">
            <text:p>20</text:p>
          </table:table-cell>
          <table:table-cell office:value-type="float" office:value="1834891" calcext:value-type="float">
            <text:p>1834891</text:p>
          </table:table-cell>
          <table:table-cell table:formula="of:=IF([.D16]&lt;10;0.548;IF([.D16]&lt;25;0.439;0.363))" office:value-type="currency" office:currency="EUR" office:value="0.439" calcext:value-type="currency">
            <text:p/>
          </table:table-cell>
          <table:table-cell table:style-name="ce10" table:formula="of:=[.D16]*[.G16]" office:value-type="currency" office:currency="EUR" office:value="8.78" calcext:value-type="currency">
            <text:p/>
          </table:table-cell>
          <table:table-cell table:formula="of:=[.E16]*[.G16]" office:value-type="currency" office:currency="EUR" office:value="8.78" calcext:value-type="currency">
            <text:p/>
          </table:table-cell>
          <table:table-cell/>
          <table:table-cell table:formula="of:=[.$B$5]*2" office:value-type="float" office:value="2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K16]*[.N16]" office:value-type="currency" office:currency="EUR" office:value="0" calcext:value-type="currency">
            <text:p/>
          </table:table-cell>
          <table:table-cell table:formula="of:=[.L16]*[.N16]" office:value-type="currency" office:currency="EUR" office:value="0" calcext:value-type="currency">
            <text:p/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eader DF12-20DS</text:p>
          </table:table-cell>
          <table:table-cell table:number-columns-repeated="2"/>
          <table:table-cell table:formula="of:=[.$B$5]" office:value-type="float" office:value="10" calcext:value-type="float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324621" calcext:value-type="float">
            <text:p>1324621</text:p>
          </table:table-cell>
          <table:table-cell table:formula="of:=IF([.D17]&lt;10;1.34;IF([.D17]&lt;100;0.697;IF([.D17]&lt;300;0.462;0.41)))" office:value-type="currency" office:currency="EUR" office:value="0.697" calcext:value-type="currency">
            <text:p/>
          </table:table-cell>
          <table:table-cell table:style-name="ce10" table:formula="of:=[.D17]*[.G17]" office:value-type="currency" office:currency="EUR" office:value="6.97" calcext:value-type="currency">
            <text:p/>
          </table:table-cell>
          <table:table-cell table:formula="of:=[.E17]*[.G17]" office:value-type="currency" office:currency="EUR" office:value="6.97" calcext:value-type="currency">
            <text:p/>
          </table:table-cell>
          <table:table-cell/>
          <table:table-cell table:formula="of:=[.$B$5]" office:value-type="float" office:value="1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K17]*[.N17]" office:value-type="currency" office:currency="EUR" office:value="0" calcext:value-type="currency">
            <text:p/>
          </table:table-cell>
          <table:table-cell table:formula="of:=[.L17]*[.N17]" office:value-type="currency" office:currency="EUR" office:value="0" calcext:value-type="currency">
            <text:p/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nnector Wago 250-202</text:p>
          </table:table-cell>
          <table:table-cell table:number-columns-repeated="2"/>
          <table:table-cell table:formula="of:=[.$B$6]" office:value-type="float" office:value="1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891580" calcext:value-type="float">
            <text:p>1891580</text:p>
          </table:table-cell>
          <table:table-cell table:formula="of:=IF([.D18]&lt;25;0.46;IF([.D18]&lt;100;0.402;IF([.D18]&lt;250;0.359;0.338)))" office:value-type="currency" office:currency="EUR" office:value="0.46" calcext:value-type="currency">
            <text:p/>
          </table:table-cell>
          <table:table-cell table:style-name="ce10" table:formula="of:=[.D18]*[.G18]" office:value-type="currency" office:currency="EUR" office:value="4.6" calcext:value-type="currency">
            <text:p/>
          </table:table-cell>
          <table:table-cell table:formula="of:=[.E18]*[.G18]" office:value-type="currency" office:currency="EUR" office:value="0" calcext:value-type="currency">
            <text:p/>
          </table:table-cell>
          <table:table-cell/>
          <table:table-cell table:formula="of:=[.$B$6]" office:value-type="float" office:value="10" calcext:value-type="float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GO 250-202</text:p>
          </table:table-cell>
          <table:table-cell office:value-type="currency" office:currency="EUR" office:value="0.45" calcext:value-type="currency">
            <text:p>0.45</text:p>
          </table:table-cell>
          <table:table-cell table:formula="of:=[.K18]*[.N18]" office:value-type="currency" office:currency="EUR" office:value="4.5" calcext:value-type="currency">
            <text:p/>
          </table:table-cell>
          <table:table-cell table:formula="of:=[.L18]*[.N18]" office:value-type="currency" office:currency="EUR" office:value="4.5" calcext:value-type="currency">
            <text:p/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P1084D33</text:p>
          </table:table-cell>
          <table:table-cell office:value-type="string" calcext:value-type="string">
            <text:p>TO-252</text:p>
          </table:table-cell>
          <table:table-cell/>
          <table:table-cell table:formula="of:=[.$B$6]" office:value-type="float" office:value="10" calcext:value-type="float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825261" calcext:value-type="float">
            <text:p>1825261</text:p>
          </table:table-cell>
          <table:table-cell table:formula="of:=IF([.D19]&lt;10;1.23;IF([.D19]&lt;100;0.965;IF([.D19]&lt;250;0.607;0.528)))" office:value-type="currency" office:currency="EUR" office:value="0.965" calcext:value-type="currency">
            <text:p/>
          </table:table-cell>
          <table:table-cell table:style-name="ce10" table:formula="of:=[.D19]*[.G19]" office:value-type="currency" office:currency="EUR" office:value="9.65" calcext:value-type="currency">
            <text:p/>
          </table:table-cell>
          <table:table-cell table:formula="of:=[.E19]*[.G19]" office:value-type="currency" office:currency="EUR" office:value="9.65" calcext:value-type="currency">
            <text:p/>
          </table:table-cell>
          <table:table-cell/>
          <table:table-cell table:formula="of:=[.$B$6]" office:value-type="float" office:value="1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K19]*[.N19]" office:value-type="currency" office:currency="EUR" office:value="0" calcext:value-type="currency">
            <text:p/>
          </table:table-cell>
          <table:table-cell table:formula="of:=[.L19]*[.N19]" office:value-type="currency" office:currency="EUR" office:value="0" calcext:value-type="currency">
            <text:p/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pacitor 100n</text:p>
          </table:table-cell>
          <table:table-cell office:value-type="string" calcext:value-type="string">
            <text:p>SMD 1206</text:p>
          </table:table-cell>
          <table:table-cell/>
          <table:table-cell table:formula="of:=[.$B$6]*2" office:value-type="float" office:value="20" calcext:value-type="float">
            <text:p/>
          </table:table-cell>
          <table:table-cell office:value-type="float" office:value="20" calcext:value-type="float">
            <text:p>20</text:p>
          </table:table-cell>
          <table:table-cell office:value-type="float" office:value="2407345" calcext:value-type="float">
            <text:p>2407345</text:p>
          </table:table-cell>
          <table:table-cell table:formula="of:=IF([.D20]&lt;10;0.0313;IF([.D20]&lt;100;0.0288;IF([.D20]&lt;500;0.0263;0.0238)))" office:value-type="currency" office:currency="EUR" office:value="0.0288" calcext:value-type="currency">
            <text:p/>
          </table:table-cell>
          <table:table-cell table:style-name="ce10" table:formula="of:=[.D20]*[.G20]" office:value-type="currency" office:currency="EUR" office:value="0.576" calcext:value-type="currency">
            <text:p/>
          </table:table-cell>
          <table:table-cell table:formula="of:=[.E20]*[.G20]" office:value-type="currency" office:currency="EUR" office:value="0.576" calcext:value-type="currency">
            <text:p/>
          </table:table-cell>
          <table:table-cell/>
          <table:table-cell table:formula="of:=[.$B$6]*2" office:value-type="float" office:value="2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7R-G1206 100N</text:p>
          </table:table-cell>
          <table:table-cell office:value-type="currency" office:currency="EUR" office:value="0.05" calcext:value-type="currency">
            <text:p>0.05</text:p>
          </table:table-cell>
          <table:table-cell table:formula="of:=[.K20]*[.N20]" office:value-type="currency" office:currency="EUR" office:value="1" calcext:value-type="currency">
            <text:p/>
          </table:table-cell>
          <table:table-cell table:formula="of:=[.L20]*[.N20]" office:value-type="currency" office:currency="EUR" office:value="0" calcext:value-type="currency">
            <text:p/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pacitor elko 100µ</text:p>
          </table:table-cell>
          <table:table-cell office:value-type="string" calcext:value-type="string">
            <text:p>SMD d=6,3mm</text:p>
          </table:table-cell>
          <table:table-cell/>
          <table:table-cell table:formula="of:=[.$B$6]" office:value-type="float" office:value="10" calcext:value-type="float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973280" calcext:value-type="float">
            <text:p>1973280</text:p>
          </table:table-cell>
          <table:table-cell table:formula="of:=IF([.D21]&lt;50;0.12;IF([.D21]&lt;100;0.113;IF([.D21]&lt;500;0.106;0.099)))" office:value-type="currency" office:currency="EUR" office:value="0.12" calcext:value-type="currency">
            <text:p/>
          </table:table-cell>
          <table:table-cell table:style-name="ce10" table:formula="of:=[.D21]*[.G21]" office:value-type="currency" office:currency="EUR" office:value="1.2" calcext:value-type="currency">
            <text:p/>
          </table:table-cell>
          <table:table-cell table:formula="of:=[.E21]*[.G21]" office:value-type="currency" office:currency="EUR" office:value="1.2" calcext:value-type="currency">
            <text:p/>
          </table:table-cell>
          <table:table-cell/>
          <table:table-cell table:formula="of:=[.$B$6]" office:value-type="float" office:value="1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D ELKO 100/16</text:p>
          </table:table-cell>
          <table:table-cell office:value-type="currency" office:currency="EUR" office:value="0.08" calcext:value-type="currency">
            <text:p>0.08</text:p>
          </table:table-cell>
          <table:table-cell table:formula="of:=[.K21]*[.N21]" office:value-type="currency" office:currency="EUR" office:value="0.8" calcext:value-type="currency">
            <text:p/>
          </table:table-cell>
          <table:table-cell table:formula="of:=[.L21]*[.N21]" office:value-type="currency" office:currency="EUR" office:value="0" calcext:value-type="currency">
            <text:p/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pacitor elko 220µ</text:p>
          </table:table-cell>
          <table:table-cell office:value-type="string" calcext:value-type="string">
            <text:p>SMD d=6,3mm</text:p>
          </table:table-cell>
          <table:table-cell/>
          <table:table-cell table:formula="of:=[.$B$6]" office:value-type="float" office:value="10" calcext:value-type="float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2326227" calcext:value-type="float">
            <text:p>2326227</text:p>
          </table:table-cell>
          <table:table-cell table:formula="of:=IF([.D22]&lt;50;0.179;IF([.D22]&lt;100;0.17;IF([.D22]&lt;500;0.154;0.138)))" office:value-type="currency" office:currency="EUR" office:value="0.179" calcext:value-type="currency">
            <text:p/>
          </table:table-cell>
          <table:table-cell table:style-name="ce10" table:formula="of:=[.D22]*[.G22]" office:value-type="currency" office:currency="EUR" office:value="1.79" calcext:value-type="currency">
            <text:p/>
          </table:table-cell>
          <table:table-cell table:formula="of:=[.E22]*[.G22]" office:value-type="currency" office:currency="EUR" office:value="1.79" calcext:value-type="currency">
            <text:p/>
          </table:table-cell>
          <table:table-cell/>
          <table:table-cell table:formula="of:=[.$B$6]" office:value-type="float" office:value="1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 220/6,3 K-D</text:p>
          </table:table-cell>
          <table:table-cell office:value-type="currency" office:currency="EUR" office:value="0.14" calcext:value-type="currency">
            <text:p>0.14</text:p>
          </table:table-cell>
          <table:table-cell table:formula="of:=[.K22]*[.N22]" office:value-type="currency" office:currency="EUR" office:value="1.4" calcext:value-type="currency">
            <text:p/>
          </table:table-cell>
          <table:table-cell table:formula="of:=[.L22]*[.N22]" office:value-type="currency" office:currency="EUR" office:value="0" calcext:value-type="currency">
            <text:p/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2" table:number-rows-spanned="1">
            <text:p>Parts total =</text:p>
          </table:table-cell>
          <table:covered-table-cell/>
          <table:table-cell/>
          <table:table-cell table:style-name="ce9" table:formula="of:=SUM([.I9:.I22])" office:value-type="currency" office:currency="EUR" office:value="33.089" calcext:value-type="currency" table:number-columns-spanned="6" table:number-rows-spanned="1">
            <text:p/>
          </table:table-cell>
          <table:covered-table-cell table:style-name="ce9"/>
          <table:covered-table-cell table:number-columns-repeated="3" table:style-name="ce10"/>
          <table:covered-table-cell/>
          <table:table-cell/>
          <table:table-cell table:style-name="ce9" table:formula="of:=SUM([.P9:.P22])" office:value-type="currency" office:currency="EUR" office:value="16.7" calcext:value-type="currency" table:number-columns-spanned="6" table:number-rows-spanned="1">
            <text:p/>
          </table:table-cell>
          <table:covered-table-cell table:style-name="ce9"/>
          <table:covered-table-cell table:number-columns-repeated="3" table:style-name="ce10"/>
          <table:covered-table-cell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2" table:number-rows-spanned="1">
            <text:p>Shipping =</text:p>
          </table:table-cell>
          <table:covered-table-cell/>
          <table:table-cell/>
          <table:table-cell table:style-name="ce9" office:value-type="currency" office:currency="EUR" office:value="5.95" calcext:value-type="currency" table:number-columns-spanned="6" table:number-rows-spanned="1">
            <text:p>5.95</text:p>
          </table:table-cell>
          <table:covered-table-cell table:style-name="ce9"/>
          <table:covered-table-cell table:number-columns-repeated="3" table:style-name="ce10"/>
          <table:covered-table-cell/>
          <table:table-cell/>
          <table:table-cell table:style-name="ce9" office:value-type="currency" office:currency="EUR" office:value="5.6" calcext:value-type="currency" table:number-columns-spanned="6" table:number-rows-spanned="1">
            <text:p>5.6</text:p>
          </table:table-cell>
          <table:covered-table-cell table:style-name="ce9"/>
          <table:covered-table-cell table:number-columns-repeated="3" table:style-name="ce10"/>
          <table:covered-table-cell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2" table:number-rows-spanned="1">
            <text:p>TOTAL =</text:p>
          </table:table-cell>
          <table:covered-table-cell/>
          <table:table-cell/>
          <table:table-cell table:style-name="ce9" table:formula="of:=[.D24]+[.D25]+0.19*([.D24]+[.D25])" office:value-type="currency" office:currency="EUR" office:value="46.45641" calcext:value-type="currency" table:number-columns-spanned="6" table:number-rows-spanned="1">
            <text:p/>
          </table:table-cell>
          <table:covered-table-cell table:style-name="ce9"/>
          <table:covered-table-cell table:number-columns-repeated="3" table:style-name="ce10"/>
          <table:covered-table-cell/>
          <table:table-cell/>
          <table:table-cell table:style-name="ce9" table:formula="of:=[.K24]+[.K25]" office:value-type="currency" office:currency="EUR" office:value="22.3" calcext:value-type="currency" table:number-columns-spanned="6" table:number-rows-spanned="1">
            <text:p/>
          </table:table-cell>
          <table:covered-table-cell table:style-name="ce9"/>
          <table:covered-table-cell table:number-columns-repeated="3" table:style-name="ce10"/>
          <table:covered-table-cell/>
          <table:table-cell table:number-columns-repeated="100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09:12:08.298000000</meta:creation-date>
    <dc:date>2014-11-26T12:13:43.276000000</dc:date>
    <meta:editing-duration>PT2H45M57S</meta:editing-duration>
    <meta:editing-cycles>15</meta:editing-cycles>
    <meta:generator>LibreOffice/4.2.2.1$Windows_x86 LibreOffice_project/3be8cda0bddd8e430d8cda1ebfd581265cca5a0f</meta:generator>
    <meta:document-statistic meta:table-count="1" meta:cell-count="219" meta:object-count="0"/>
  </office:meta>
</office:document-meta>
</file>